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/>
    <style:font-face style:name="Lohit Devanagari" svg:font-family="Lohit Devanagari" style:font-family-generic="roman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Ubuntu Mono" svg:font-family="Ubuntu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/>
    <style:style style:name="P5" style:parent-style-name="Normal" style:family="paragraph">
      <style:text-properties style:font-name="Ubuntu Mono" fo:font-size="10pt" style:font-size-asian="10pt" style:font-size-complex="10pt"/>
    </style:style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>
      <style:text-properties style:font-name="Ubuntu Mono" fo:font-size="10pt" style:font-size-asian="10pt" style:font-size-complex="10pt"/>
    </style:style>
    <style:style style:name="P12" style:parent-style-name="Normal" style:family="paragraph">
      <style:text-properties style:font-name="Ubuntu Mono" fo:font-size="10pt" style:font-size-asian="10pt" style:font-size-complex="10pt"/>
    </style:style>
    <style:style style:name="P13" style:parent-style-name="Normal" style:family="paragraph">
      <style:text-properties style:font-name="Ubuntu Mono" fo:font-size="10pt" style:font-size-asian="10pt" style:font-size-complex="10pt"/>
    </style:style>
    <style:style style:name="P14" style:parent-style-name="Normal" style:family="paragraph">
      <style:text-properties style:font-name="Ubuntu Mono" fo:font-size="10pt" style:font-size-asian="10pt" style:font-size-complex="10pt"/>
    </style:style>
    <style:style style:name="P15" style:parent-style-name="Normal" style:family="paragraph">
      <style:text-properties style:font-name="Ubuntu Mono" fo:font-size="10pt" style:font-size-asian="10pt" style:font-size-complex="10pt"/>
    </style:style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>
      <style:text-properties style:font-name="Ubuntu Mono" fo:font-size="10pt" style:font-size-asian="10pt" style:font-size-complex="10pt"/>
    </style:style>
    <style:style style:name="P19" style:parent-style-name="Normal" style:family="paragraph"/>
    <style:style style:name="P20" style:parent-style-name="Normal" style:family="paragraph">
      <style:paragraph-properties fo:break-before="page"/>
      <style:text-properties fo:hyphenate="true"/>
    </style:style>
    <style:style style:name="P21" style:parent-style-name="Normal" style:family="paragraph"/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al" style:family="paragraph"/>
    <style:style style:name="P25" style:parent-style-name="Normal" style:family="paragraph">
      <style:text-properties style:font-name-complex="Arial"/>
    </style:style>
    <style:style style:name="T26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27" style:parent-style-name="Normal" style:family="paragraph">
      <style:text-properties style:font-name-complex="Arial"/>
    </style:style>
    <style:style style:name="T28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29" style:parent-style-name="Normal" style:family="paragraph">
      <style:text-properties style:font-name-complex="Arial"/>
    </style:style>
    <style:style style:name="P30" style:parent-style-name="Normal" style:family="paragraph"/>
    <style:style style:name="P31" style:parent-style-name="Normal" style:family="paragraph">
      <style:text-properties style:font-name="Ubuntu Mono" style:font-name-complex="Arial" fo:font-size="10pt" style:font-size-asian="10pt" style:font-size-complex="10pt"/>
    </style:style>
    <style:style style:name="T32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T33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T34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T35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36" style:parent-style-name="Normal" style:family="paragraph">
      <style:text-properties style:font-name-complex="Arial"/>
    </style:style>
    <style:style style:name="P37" style:parent-style-name="Normal" style:family="paragraph"/>
    <style:style style:name="P38" style:parent-style-name="BodyText" style:family="paragraph">
      <style:paragraph-properties fo:break-before="page"/>
    </style:style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P41" style:parent-style-name="Normal" style:family="paragraph"/>
    <style:style style:name="P42" style:parent-style-name="Normal" style:family="paragraph"/>
    <style:style style:name="P43" style:parent-style-name="Normal" style:family="paragraph">
      <style:paragraph-properties fo:break-before="page"/>
      <style:text-properties fo:hyphenate="true"/>
    </style:style>
    <style:style style:name="P4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fo:margin-left="0.5in">
        <style:tab-stops/>
      </style:paragraph-properties>
    </style:style>
    <style:style style:name="P46" style:parent-style-name="Normal" style:family="paragraph"/>
    <style:style style:name="P47" style:parent-style-name="Normal" style:family="paragraph"/>
    <style:style style:name="T48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49" style:parent-style-name="Normal" style:family="paragraph"/>
    <style:style style:name="P50" style:parent-style-name="Normal" style:family="paragraph"/>
    <style:style style:name="P51" style:parent-style-name="Normal" style:family="paragraph"/>
    <style:style style:name="P52" style:parent-style-name="Normal" style:family="paragraph">
      <style:paragraph-properties fo:break-before="page"/>
      <style:text-properties fo:hyphenate="true"/>
    </style:style>
    <style:style style:name="P5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margin-left="0.5in">
        <style:tab-stops/>
      </style:paragraph-properties>
    </style:style>
    <style:style style:name="P55" style:parent-style-name="Normal" style:family="paragraph"/>
    <style:style style:name="P56" style:parent-style-name="Normal" style:family="paragraph">
      <style:text-properties style:font-name="Ubuntu Mono" fo:font-size="10pt" style:font-size-asian="10pt" style:font-size-complex="10pt"/>
    </style:style>
    <style:style style:name="P57" style:parent-style-name="Normal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Normal" style:family="paragraph"/>
    <style:style style:name="P61" style:parent-style-name="Normal" style:family="paragraph"/>
    <style:style style:name="P62" style:parent-style-name="Normal" style:family="paragraph"/>
    <style:style style:name="P63" style:parent-style-name="Normal" style:family="paragraph">
      <style:text-properties fo:language="nl" fo:country="NL"/>
    </style:style>
  </office:automatic-styles>
  <office:body>
    <office:text text:use-soft-page-breaks="true">
      <text:p text:style-name="P1"/>
      <text:p text:style-name="Normal"/>
      <text:h text:style-name="Heading2" text:outline-level="2">Case 1: Multiple living related donors for a patient without antibodies</text:h>
      <text:list text:style-name="LFO1" text:continue-numbering="true">
        <text:list-item>
          <text:p text:style-name="P2">PIRCHE → SOT → Single patient</text:p>
        </text:list-item>
      </text:list>
      <text:p text:style-name="P3"/>
      <text:list text:style-name="LFO1" text:continue-numbering="true">
        <text:list-item>
          <text:p text:style-name="P4">Recipient</text:p>
        </text:list-item>
      </text:list>
      <text:p text:style-name="Normal"/>
      <text:p text:style-name="P5">OSKAR,HLA-A*01:01:01+HLA-A*33:01:01^HLA-B*08:01:01+HLA-B*14:02:01^HLA-C*07:01:01+HLA-C*08:02:01^HLA-DRB1*03:01:01+HLA-DRB1*13:01:01^HLA-DQB1*02:01:01+HLA-DQB1*06:03:01</text:p>
      <text:p text:style-name="Normal"/>
      <text:list text:style-name="LFO1" text:continue-numbering="true">
        <text:list-item>
          <text:p text:style-name="P6">Four candidate donors</text:p>
        </text:list-item>
      </text:list>
      <text:list text:style-name="LFO2" text:continue-numbering="true">
        <text:list-item>
          <text:list>
            <text:list-item>
              <text:p text:style-name="P7">one father</text:p>
            </text:list-item>
            <text:list-item>
              <text:p text:style-name="P8">one mother</text:p>
            </text:list-item>
            <text:list-item>
              <text:p text:style-name="P9">one sister</text:p>
            </text:list-item>
            <text:list-item>
              <text:p text:style-name="P10">one brother</text:p>
            </text:list-item>
          </text:list>
        </text:list-item>
      </text:list>
      <text:p text:style-name="Normal"/>
      <text:p text:style-name="P11">MAE ,HLA-A*01:01:01+HLA-A*02:01:01^HLA-B*08:01:01+HLA-B*38:01:01^HLA-C*07:01:01+HLA-C*12:03:01^HLA-DRB1*03:01:01+HLA-DRB1*07:01:01^HLA-DQB1*02:01:01+HLA-DQB1*03:03:02</text:p>
      <text:p text:style-name="P12">PAI ,HLA-A*30:01:01+HLA-A*33:01:01^HLA-B*13:02:01+HLA-B*14:02:01^HLA-C*06:02:01+HLA-C*08:02:01^HLA-DRB1*13:01:01+HLA-DRB1*11:04:01^HLA-DQB1*06:03:01+HLA-DQB1*03:01:01</text:p>
      <text:p text:style-name="P13">JOAO,HLA-A*01:01:01+HLA-A*30:01:01^HLA-B*08:01:01+HLA-B*13:02:01^HLA-C*07:01:01+HLA-C*06:02:01^HLA-DRB1*03:01:01+HLA-DRB1*11:04:01^HLA-DQB1*02:01:01+HLA-DQB1*03:01:01</text:p>
      <text:p text:style-name="P14">LUISA <text:s/>,HLA-A*02:01:01+HLA-A*33:01:01^HLA-B*38:01:01+HLA-B*14:02:01^HLA-C*12:03:01+HLA-C*08:02:01^HLA-DRB1*07:01:01+HLA-DRB1*13:01:01^HLA-DQB1*03:03:02+HLA-DQB1*06:03:01</text:p>
      <text:p text:style-name="P15"/>
      <text:p text:style-name="Normal"/>
      <text:list text:style-name="LFO3" text:continue-numbering="true">
        <text:list-item>
          <text:p text:style-name="P16">Enter them into the SOT system and calculate the PIRCHE. Compare the outcomes</text:p>
        </text:list-item>
      </text:list>
      <text:p text:style-name="Normal"/>
      <text:list text:style-name="LFO3" text:continue-numbering="true">
        <text:list-item>
          <text:p text:style-name="P17">Add an uncle and evaluate again</text:p>
        </text:list-item>
      </text:list>
      <text:p text:style-name="Normal"/>
      <text:p text:style-name="P18">Uncle TIO <text:s/>,A*11:01:01+HLA-A*33:01:01^HLA-B*07:02:01+HLA-B*14:02:01^HLA-C*07:02:01+HLA-C*08:02:01^HLA-DRB1*12:02:01+HLA-DRB1*13:01:01^HLA-DQB1*03:01:01+HLA-DQB1*06:03:01</text:p>
      <text:p text:style-name="Normal"/>
      <text:list text:style-name="LFO3" text:continue-numbering="true">
        <text:list-item>
          <text:p text:style-name="P19">PM: show the heath plots and hover over the items</text:p>
        </text:list-item>
      </text:list>
      <text:p text:style-name="Normal"/>
      <text:p text:style-name="P20"/>
      <text:soft-page-break/>
      <text:h text:style-name="Heading2" text:outline-level="2">Case 2: One DCD donor with multiple candidate recipients (no antibodie)</text:h>
      <text:list text:style-name="LFO1" text:continue-numbering="true">
        <text:list-item>
          <text:p text:style-name="P21"><text:span text:style-name="T22">PIRCHE → SOT → Donor Allocation</text:span></text:p>
        </text:list-item>
      </text:list>
      <text:p text:style-name="P23"/>
      <text:list text:style-name="LFO1" text:continue-numbering="true">
        <text:list-item>
          <text:p text:style-name="P24">DCD donor</text:p>
        </text:list-item>
      </text:list>
      <text:p text:style-name="P25"/>
      <text:p text:style-name="Normal"><text:span text:style-name="T26">DON_1, HLA-A*02:01:01+HLA-A*24:02:01^HLA-B*18:01:01+HLA-B*44:05:01^HLA-C*02:02:02+HLA-C*07:01:01^HLA-DRB1*01:01:01+HLA-DRB1*16:01:01^HLA-DQB1*05:01:01+HLA-DQB1*05:02:01^HLA-DQA1*01:01:01+HLA-DQA1*01:02:02</text:span></text:p>
      <text:p text:style-name="P27"/>
      <text:p text:style-name="Normal"><text:span text:style-name="T28">Serology: DON_1, A2, A24(9), B18, B44(12), Cw2, Cw7, DR1, DR16(2), DQ5(1)</text:span></text:p>
      <text:p text:style-name="P29"/>
      <text:list text:style-name="LFO1" text:continue-numbering="true">
        <text:list-item>
          <text:p text:style-name="P30">Four candidate recipient, create four first</text:p>
        </text:list-item>
      </text:list>
      <text:p text:style-name="P31"/>
      <text:p text:style-name="Normal"><text:span text:style-name="T32">REC_1, HLA-A*02:01:01+HLA-A*23:01:01:01^HLA-B*18:01:01+HLA-B*27:03^HLA-C*02:02:02:01+HLA-C*07:04:01^HLA-DRB1*13:02:01+HLA-DRB1*13:03:01^HLA-DQB1*03:01:01+HLA-DQB1*06:04^HLA-DQA1*01:02+HLA-DQA1*05:05</text:span></text:p>
      <text:p text:style-name="Normal"><text:span text:style-name="T33">REC_2, HLA-A*02:01:01+HLA-A*23:01:01^HLA-B*08:01:01+HLA-B*18:01:01^HLA-C*07:01:01+HLA-C*07:01:01^HLA-DRB1*11:04:01+HLA-DRB1*13:02:01^HLA-DQB1*03:01:01+HLA-DQB1*06:04:01^HLA-DQA1*01:02:01+HLA-DQA1*05:05:01</text:span></text:p>
      <text:p text:style-name="Normal"><text:span text:style-name="T34">REC_3, HLA-A*02:01:01+HLA-A*25:01:01^HLA-B*18:01:01+HLA-B*51:01:01^HLA-C*01:02:01+HLA-C*12:03:01^HLA-DRB1*15:01:01+HLA-DRB1*11:01:01^HLA-DQB1*03:01:01+HLA-DQB1*06:02:01^HLA-DQA1*01:02:01+HLA-DQA1*05:05:01</text:span></text:p>
      <text:p text:style-name="Normal"><text:span text:style-name="T35">REC_4, HLA-A*01:01:01+HLA-A*02:01:01^HLA-B*08:01:01+HLA-B*07:02:01^HLA-C*07:02:01+HLA-C*07:01:01^HLA-DRB1*03:01:01+HLA-DRB1*01:01:01^HLA-DQB1*02:01:01+HLA-DQB1*05:01:02^HLA-DQA1*02:01:01+HLA-DQA1*01:02:01</text:span></text:p>
      <text:p text:style-name="P36"/>
      <text:list text:style-name="LFO4" text:continue-numbering="true">
        <text:list-item>
          <text:p text:style-name="P37">Enter them into the SOT system and calculate the PIRCHE. Compare the outcomes and store them</text:p>
        </text:list-item>
      </text:list>
      <text:p text:style-name="Normal"/>
      <text:p text:style-name="P38"/>
      <text:h text:style-name="Heading2" text:outline-level="2">Case 3: RAMP evaluation</text:h>
      <text:list text:style-name="LFO5" text:continue-numbering="true">
        <text:list-item>
          <text:p text:style-name="P39">PIRCHE → SOT → RAMP</text:p>
        </text:list-item>
      </text:list>
      <text:p text:style-name="P40"/>
      <text:list text:style-name="LFO5" text:continue-numbering="true">
        <text:list-item>
          <text:p text:style-name="P41">Use the data from recipient 1, 2, 3, and 4 from case 2 and plot a RAMP</text:p>
        </text:list-item>
        <text:list-item>
          <text:p text:style-name="P42">Evaluate whether this donor is good or bad donor in a relative way. Do this by checking the actual PIRCHE scores from case 2 with the RAMP histograms</text:p>
        </text:list-item>
      </text:list>
      <text:p text:style-name="Normal"/>
      <text:p text:style-name="P43"/>
      <text:soft-page-break/>
      <text:h text:style-name="Heading2" text:outline-level="2">Case 4: Adding unacceptables to the RAMP for a patient without antibodies</text:h>
      <text:list text:style-name="LFO6" text:continue-numbering="true">
        <text:list-item>
          <text:p text:style-name="P44">PIRCHE → SOT → RAMP</text:p>
        </text:list-item>
      </text:list>
      <text:p text:style-name="P45"/>
      <text:list text:style-name="LFO6" text:continue-numbering="true">
        <text:list-item>
          <text:p text:style-name="P46">Enter the typing (recipient 4)</text:p>
        </text:list-item>
        <text:list-item>
          <text:p text:style-name="P47"><text:span text:style-name="T48">REC_4, HLA-A*01:01:01+HLA-A*02:01:01^HLA-B*08:01:01+HLA-B*07:02:01^HLA-C*07:02:01+HLA-C*07:01:01^HLA-DRB1*03:01:01+HLA-DRB1*01:01:01^HLA-DQB1*02:01:01+HLA-DQB1*05:01:02^HLA-DQA1*02:01:01+HLA-DQA1*01:02:01</text:span></text:p>
        </text:list-item>
        <text:list-item>
          <text:p text:style-name="P49">Create a RAMP</text:p>
        </text:list-item>
        <text:list-item>
          <text:p text:style-name="P50">Select unacceptables to get into a vPRA of ~ 50%</text:p>
        </text:list-item>
        <text:list-item>
          <text:p text:style-name="P51">Check the distribution of the risk classifications</text:p>
        </text:list-item>
      </text:list>
      <text:p text:style-name="Normal"/>
      <text:p text:style-name="P52"/>
      <text:soft-page-break/>
      <text:h text:style-name="Heading2" text:outline-level="2">Case 5: Adding unacceptables to the RAMP for a patient with antibodies</text:h>
      <text:list text:style-name="LFO6" text:continue-numbering="true">
        <text:list-item>
          <text:p text:style-name="P53">PIRCHE → SOT → RAMP</text:p>
        </text:list-item>
      </text:list>
      <text:p text:style-name="P54"/>
      <text:list text:style-name="LFO6" text:continue-numbering="true">
        <text:list-item>
          <text:p text:style-name="P55">Enter the typing</text:p>
        </text:list-item>
        <text:list-item>
          <text:p text:style-name="P56">HLA-A*02:01:01+HLA-A*03:01:01^HLA-B*35:01:01+HLA-B*51:01:01^HLA-C*04:01:01+HLA-C*14:02:01^HLA-DRB1*01:01:01+HLA-DRB1*07:01:01^HLA-DQB1*02:02:01+HLA-DQB1*05:01:01^HLA-DQA1*01:01:01+HLA-DQA1*02:01:01</text:p>
        </text:list-item>
        <text:list-item>
          <text:p text:style-name="P57">Add the MFI data →<text:s/><text:span text:style-name="T58">get from file<text:s/></text:span><text:span text:style-name="T59">epitopes_class_I.csv</text:span></text:p>
        </text:list-item>
        <text:list-item>
          <text:p text:style-name="P60">Select from which run you want to evaluate the data</text:p>
        </text:list-item>
        <text:list-item>
          <text:p text:style-name="P61">Select unacceptables to create a pattern that suits you</text:p>
        </text:list-item>
        <text:list-item>
          <text:p text:style-name="P62">Evaluate the RAMP<text:bookmark-start text:name="_MailOriginal"/></text:p>
        </text:list-item>
      </text:list>
      <text:p text:style-name="P63"/>
      <text:p text:style-name="Normal"/>
      <text:p text:style-name="Normal"><text:bookmark-end text:name="_MailOriginal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/>
    <style:font-face style:name="Lohit Devanagari" svg:font-family="Lohit Devanagari" style:font-family-generic="roman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Ubuntu Mono" svg:font-family="Ubuntu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BodyText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umberingSymbols" style:display-name="Numbering Symbols" style:family="text"/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ableNormal1" style:display-name="Table Normal1" style:family="paragraph">
      <style:text-properties style:font-name="Times New Roman" style:font-name-asian="Cambria Math" style:font-name-complex="Times New Roman" fo:font-size="10pt" style:font-size-asian="10pt" style:font-size-complex="10pt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pierings, H.T. (Eric)</meta:initial-creator>
    <dc:creator>Spierings, H.T. (Eric)</dc:creator>
    <meta:creation-date>2023-12-01T12:38:00Z</meta:creation-date>
    <dc:date>2023-12-01T12:40:00Z</dc:date>
    <meta:template xlink:href="Normal" xlink:type="simple"/>
    <meta:editing-cycles>3</meta:editing-cycles>
    <meta:editing-duration>PT120S</meta:editing-duration>
    <meta:document-statistic meta:page-count="5" meta:paragraph-count="7" meta:word-count="585" meta:character-count="3914" meta:row-count="27" meta:non-whitespace-character-count="3336"/>
  </office:meta>
</office:document-meta>
</file>